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5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9.412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5.05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ÉNOMINATI,C,50</text:p>
          </table:table-cell>
          <table:table-cell office:value-type="string">
            <text:p>VOIE_DE_GE,C,50</text:p>
          </table:table-cell>
          <table:table-cell office:value-type="string">
            <text:p>VOIE_PORTÉ,C,50</text:p>
          </table:table-cell>
          <table:table-cell office:value-type="string">
            <text:p>OBSTACLE_F,C,80</text:p>
          </table:table-cell>
          <table:table-cell office:value-type="string">
            <text:p>IDENTIFIAN,C,50</text:p>
          </table:table-cell>
          <table:table-cell office:value-type="string">
            <text:p>STRUCTURE,C,80</text:p>
          </table:table-cell>
          <table:table-cell office:value-type="string">
            <text:p>TYPE_VISIT,C,50</text:p>
          </table:table-cell>
          <table:table-cell office:value-type="string">
            <text:p>INDICE_DE_,C,50</text:p>
          </table:table-cell>
          <table:table-cell office:value-type="string">
            <text:p>GESTIONNAI,C,50</text:p>
          </table:table-cell>
          <table:table-cell office:value-type="string">
            <text:p>SECTEUR,C,50</text:p>
          </table:table-cell>
          <table:table-cell office:value-type="string">
            <text:p>TRAMWAY,C,50</text:p>
          </table:table-cell>
          <table:table-cell office:value-type="string">
            <text:p>OUVERTURE_,N,19,8</text:p>
          </table:table-cell>
          <table:table-cell office:value-type="string">
            <text:p>LONGUEUR__,N,19,8</text:p>
          </table:table-cell>
          <table:table-cell office:value-type="string">
            <text:p>LARGEUR_UT,N,19,8</text:p>
          </table:table-cell>
          <table:table-cell office:value-type="string">
            <text:p>SURFACE_AU,N,19,8</text:p>
          </table:table-cell>
          <table:table-cell office:value-type="string">
            <text:p>NUM__ORDRE,N,5,0</text:p>
          </table:table-cell>
        </table:table-row>
        <table:table-row table:style-name="ro1">
          <table:table-cell office:value-type="string">
            <text:p>Vieussens / SNCF</text:p>
          </table:table-cell>
          <table:table-cell table:number-columns-repeated="2" office:value-type="string">
            <text:p>Boulevard VIEUSSENS</text:p>
          </table:table-cell>
          <table:table-cell office:value-type="string">
            <text:p>Voies SNCF</text:p>
          </table:table-cell>
          <table:table-cell office:value-type="string">
            <text:p>07-02C-420</text:p>
          </table:table-cell>
          <table:table-cell office:value-type="string">
            <text:p>Poutrelles enrobées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10.95">
            <text:p>10,95</text:p>
          </table:table-cell>
          <table:table-cell office:value-type="float" office:value="536.55">
            <text:p>536,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iberté / Fermaud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Rue Pierre FERMAUD</text:p>
          </table:table-cell>
          <table:table-cell office:value-type="string">
            <text:p>07-02B-204</text:p>
          </table:table-cell>
          <table:table-cell office:value-type="string">
            <text:p>Poutres béton armé PBA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/>
          <table:table-cell office:value-type="float" office:value="8.95">
            <text:p>8,95</text:p>
          </table:table-cell>
          <table:table-cell office:value-type="float" office:value="11.45">
            <text:p>11,45</text:p>
          </table:table-cell>
          <table:table-cell office:value-type="float" office:value="9.2">
            <text:p>9,2</text:p>
          </table:table-cell>
          <table:table-cell office:value-type="float" office:value="105.34">
            <text:p>105,3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Rue du FAUBOURG BOUTONNET</text:p>
          </table:table-cell>
          <table:table-cell office:value-type="string">
            <text:p>Le Verdanson</text:p>
          </table:table-cell>
          <table:table-cell office:value-type="string">
            <text:p>07-02B-301A</text:p>
          </table:table-cell>
          <table:table-cell office:value-type="string">
            <text:p>Dalle pleine PSIDA</text:p>
          </table:table-cell>
          <table:table-cell office:value-type="string">
            <text:p>IDP</text:p>
          </table:table-cell>
          <table:table-cell office:value-type="string">
            <text:p>2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1232">
            <text:p>123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Quais du VERDANSON et des TANNEURS</text:p>
          </table:table-cell>
          <table:table-cell office:value-type="string">
            <text:p>Le Verdanson</text:p>
          </table:table-cell>
          <table:table-cell office:value-type="string">
            <text:p>07-02B-301B</text:p>
          </table:table-cell>
          <table:table-cell office:value-type="string">
            <text:p>Dalle pleine PSIDA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6.8">
            <text:p>156,8</text:p>
          </table:table-cell>
          <table:table-cell office:value-type="float" office:value="2508.8">
            <text:p>2508,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Quais du VERDANSON et des TANNEURS</text:p>
          </table:table-cell>
          <table:table-cell office:value-type="string">
            <text:p>Le Verdanson</text:p>
          </table:table-cell>
          <table:table-cell office:value-type="string">
            <text:p>07-02B-301D</text:p>
          </table:table-cell>
          <table:table-cell office:value-type="string">
            <text:p>Dalle pleine PSIDA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 office:value-type="string">
            <text:p>L2</text:p>
          </table:table-cell>
          <table:table-cell office:value-type="float" office:value="11.3">
            <text:p>11,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Place du 11 NOVEMBRE 1918</text:p>
          </table:table-cell>
          <table:table-cell office:value-type="string">
            <text:p>Le Verdanson</text:p>
          </table:table-cell>
          <table:table-cell office:value-type="string">
            <text:p>07-02B-302</text:p>
          </table:table-cell>
          <table:table-cell office:value-type="string">
            <text:p>Dalle pleine PSIDA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 office:value-type="string">
            <text:p>L2</text:p>
          </table:table-cell>
          <table:table-cell office:value-type="float" office:value="9">
            <text:p>9</text:p>
          </table:table-cell>
          <table:table-cell office:value-type="float" office:value="9.8">
            <text:p>9,8</text:p>
          </table:table-cell>
          <table:table-cell office:value-type="float" office:value="188.15">
            <text:p>188,15</text:p>
          </table:table-cell>
          <table:table-cell office:value-type="float" office:value="1843.87">
            <text:p>1843,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hancel / Verdanson</text:p>
          </table:table-cell>
          <table:table-cell table:number-columns-repeated="2" office:value-type="string">
            <text:p>Avenue CHANCEL</text:p>
          </table:table-cell>
          <table:table-cell office:value-type="string">
            <text:p>Le Verdanson</text:p>
          </table:table-cell>
          <table:table-cell office:value-type="string">
            <text:p>07-02B-305</text:p>
          </table:table-cell>
          <table:table-cell office:value-type="string">
            <text:p>Poutres béton armé PBA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 office:value-type="string">
            <text:p>L1</text:p>
          </table:table-cell>
          <table:table-cell office:value-type="float" office:value="13.2">
            <text:p>13,2</text:p>
          </table:table-cell>
          <table:table-cell office:value-type="float" office:value="20">
            <text:p>20</text:p>
          </table:table-cell>
          <table:table-cell office:value-type="float" office:value="6.44">
            <text:p>6,44</text:p>
          </table:table-cell>
          <table:table-cell office:value-type="float" office:value="128.8">
            <text:p>128,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ssage piétons / Bonnes nouvelles</text:p>
          </table:table-cell>
          <table:table-cell office:value-type="string">
            <text:p>Boulevard de BONNES NOUVELLES</text:p>
          </table:table-cell>
          <table:table-cell office:value-type="string">
            <text:p>Passerelle pour piétons</text:p>
          </table:table-cell>
          <table:table-cell office:value-type="string">
            <text:p>Boulevard de BONNES NOUVELLES</text:p>
          </table:table-cell>
          <table:table-cell office:value-type="string">
            <text:p>07-02B-307</text:p>
          </table:table-cell>
          <table:table-cell office:value-type="string">
            <text:p>Voute en anse de panier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9.5">
            <text:p>9,5</text:p>
          </table:table-cell>
          <table:table-cell office:value-type="float" office:value="11.65">
            <text:p>11,65</text:p>
          </table:table-cell>
          <table:table-cell office:value-type="float" office:value="3.95">
            <text:p>3,95</text:p>
          </table:table-cell>
          <table:table-cell office:value-type="float" office:value="46.02">
            <text:p>46,0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Antigone / SNCF</text:p>
          </table:table-cell>
          <table:table-cell office:value-type="string">
            <text:p>Boulevard d'ANTIGONE</text:p>
          </table:table-cell>
          <table:table-cell office:value-type="string">
            <text:p>Boulevard d'ANTIGONE</text:p>
          </table:table-cell>
          <table:table-cell office:value-type="string">
            <text:p>Voies SNCF</text:p>
          </table:table-cell>
          <table:table-cell office:value-type="string">
            <text:p>07-02B-409</text:p>
          </table:table-cell>
          <table:table-cell office:value-type="string">
            <text:p>Poutrelles enrobées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0.6">
            <text:p>10,6</text:p>
          </table:table-cell>
          <table:table-cell office:value-type="float" office:value="12.2">
            <text:p>12,2</text:p>
          </table:table-cell>
          <table:table-cell office:value-type="float" office:value="12.4">
            <text:p>12,4</text:p>
          </table:table-cell>
          <table:table-cell office:value-type="float" office:value="151.28">
            <text:p>151,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radiers / Verdanson</text:p>
          </table:table-cell>
          <table:table-cell table:number-columns-repeated="2" office:value-type="string">
            <text:p>Rue des PRADIERS</text:p>
          </table:table-cell>
          <table:table-cell office:value-type="string">
            <text:p>Le Verdanson</text:p>
          </table:table-cell>
          <table:table-cell office:value-type="string">
            <text:p>07-02C-303</text:p>
          </table:table-cell>
          <table:table-cell office:value-type="string">
            <text:p>Cadre multiple</text:p>
          </table:table-cell>
          <table:table-cell office:value-type="string">
            <text:p>IDP</text:p>
          </table:table-cell>
          <table:table-cell office:value-type="string">
            <text:p>2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 office:value-type="string">
            <text:p>L2</text:p>
          </table:table-cell>
          <table:table-cell office:value-type="float" office:value="9">
            <text:p>9</text:p>
          </table:table-cell>
          <table:table-cell office:value-type="float" office:value="9.8">
            <text:p>9,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Avenue SAINT CHARLES</text:p>
          </table:table-cell>
          <table:table-cell office:value-type="string">
            <text:p>Le Verdanson</text:p>
          </table:table-cell>
          <table:table-cell office:value-type="string">
            <text:p>07-02C-323</text:p>
          </table:table-cell>
          <table:table-cell office:value-type="string">
            <text:p>Cadre fermé PICF</text:p>
          </table:table-cell>
          <table:table-cell office:value-type="string">
            <text:p>IDP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 office:value-type="string">
            <text:p>L1</text:p>
          </table:table-cell>
          <table:table-cell office:value-type="float" office:value="2.95">
            <text:p>2,95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lhau / SNCF - Palladium</text:p>
          </table:table-cell>
          <table:table-cell office:value-type="string">
            <text:p>Quai du PALLADIUM</text:p>
          </table:table-cell>
          <table:table-cell office:value-type="string">
            <text:p>Allée Jules MILHAU</text:p>
          </table:table-cell>
          <table:table-cell office:value-type="string">
            <text:p>Voies SNCF et quai du Palladium</text:p>
          </table:table-cell>
          <table:table-cell office:value-type="string">
            <text:p>07-02D-411</text:p>
          </table:table-cell>
          <table:table-cell office:value-type="string">
            <text:p>Poutres précontraintes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0.3">
            <text:p>10,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ouverture du Verdanson</text:p>
          </table:table-cell>
          <table:table-cell table:number-columns-repeated="2" office:value-type="string">
            <text:p>Place ALBERT 1er</text:p>
          </table:table-cell>
          <table:table-cell office:value-type="string">
            <text:p>Le Verdanson</text:p>
          </table:table-cell>
          <table:table-cell office:value-type="string">
            <text:p>07-03B-308</text:p>
          </table:table-cell>
          <table:table-cell office:value-type="string">
            <text:p>Poutres précontarintes PRAD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 office:value-type="string">
            <text:p>L1</text:p>
          </table:table-cell>
          <table:table-cell office:value-type="float" office:value="15.5">
            <text:p>15,5</text:p>
          </table:table-cell>
          <table:table-cell office:value-type="float" office:value="18.08">
            <text:p>18,08</text:p>
          </table:table-cell>
          <table:table-cell office:value-type="float" office:value="17.4">
            <text:p>17,4</text:p>
          </table:table-cell>
          <table:table-cell office:value-type="float" office:value="314.59">
            <text:p>314,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asserelle Auguste Comte</text:p>
          </table:table-cell>
          <table:table-cell office:value-type="string">
            <text:p>Rue Michel de l'HOSPITAL</text:p>
          </table:table-cell>
          <table:table-cell office:value-type="string">
            <text:p>Rue Michel de l'HOSPITAL</text:p>
          </table:table-cell>
          <table:table-cell office:value-type="string">
            <text:p>Voies SNCF et allée de la CITADELLE</text:p>
          </table:table-cell>
          <table:table-cell office:value-type="string">
            <text:p>07-03B-408</text:p>
          </table:table-cell>
          <table:table-cell office:value-type="string">
            <text:p>Dalle élègie précontraintes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23.35">
            <text:p>23,35</text:p>
          </table:table-cell>
          <table:table-cell office:value-type="float" office:value="29.5">
            <text:p>29,5</text:p>
          </table:table-cell>
          <table:table-cell office:value-type="float" office:value="3">
            <text:p>3</text:p>
          </table:table-cell>
          <table:table-cell office:value-type="float" office:value="88.5">
            <text:p>88,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Flahault / Le Verdanson</text:p>
          </table:table-cell>
          <table:table-cell table:number-columns-repeated="2" office:value-type="string">
            <text:p>Avenue Charles FLAHAULT</text:p>
          </table:table-cell>
          <table:table-cell office:value-type="string">
            <text:p>Le Verdanson</text:p>
          </table:table-cell>
          <table:table-cell office:value-type="string">
            <text:p>07-03C-218</text:p>
          </table:table-cell>
          <table:table-cell office:value-type="string">
            <text:p>Poutres précontraintes VIP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/>
          <table:table-cell office:value-type="float" office:value="17.85">
            <text:p>17,85</text:p>
          </table:table-cell>
          <table:table-cell office:value-type="float" office:value="30">
            <text:p>30</text:p>
          </table:table-cell>
          <table:table-cell office:value-type="float" office:value="19.33">
            <text:p>19,33</text:p>
          </table:table-cell>
          <table:table-cell office:value-type="float" office:value="579.9">
            <text:p>579,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Pont Juvénal</text:p>
          </table:table-cell>
          <table:table-cell table:number-columns-repeated="2" office:value-type="string">
            <text:p>Avenue du PONT JUVENAL</text:p>
          </table:table-cell>
          <table:table-cell office:value-type="string">
            <text:p>Le Lez</text:p>
          </table:table-cell>
          <table:table-cell office:value-type="string">
            <text:p>07-03D-106</text:p>
          </table:table-cell>
          <table:table-cell office:value-type="string">
            <text:p>Dalle élègie précontraintes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83">
            <text:p>83</text:p>
          </table:table-cell>
          <table:table-cell office:value-type="float" office:value="91.27">
            <text:p>91,27</text:p>
          </table:table-cell>
          <table:table-cell office:value-type="float" office:value="15">
            <text:p>15</text:p>
          </table:table-cell>
          <table:table-cell office:value-type="float" office:value="1369.05">
            <text:p>1369,0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ont du Garigliano</text:p>
          </table:table-cell>
          <table:table-cell table:number-columns-repeated="2" office:value-type="string">
            <text:p>Avenue SAINT ANDRE DE NOVIGENS</text:p>
          </table:table-cell>
          <table:table-cell office:value-type="string">
            <text:p>Le Lez</text:p>
          </table:table-cell>
          <table:table-cell office:value-type="string">
            <text:p>07-03D-107</text:p>
          </table:table-cell>
          <table:table-cell office:value-type="string">
            <text:p>Poutres précontraintes VIPP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71.18">
            <text:p>71,18</text:p>
          </table:table-cell>
          <table:table-cell office:value-type="float" office:value="82">
            <text:p>82</text:p>
          </table:table-cell>
          <table:table-cell office:value-type="float" office:value="12.85">
            <text:p>12,85</text:p>
          </table:table-cell>
          <table:table-cell office:value-type="float" office:value="1053.7">
            <text:p>1053,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ntigone / Valançay - Jeu de Ballon</text:p>
          </table:table-cell>
          <table:table-cell table:number-columns-repeated="2" office:value-type="string">
            <text:p>Boulevard d'ANTIGONE</text:p>
          </table:table-cell>
          <table:table-cell office:value-type="string">
            <text:p>Rue du JEU DE BALLON et Rue de VALANCAY</text:p>
          </table:table-cell>
          <table:table-cell office:value-type="string">
            <text:p>07-03D-108</text:p>
          </table:table-cell>
          <table:table-cell office:value-type="string">
            <text:p>Dalle pleine PSIDP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08.55">
            <text:p>108,55</text:p>
          </table:table-cell>
          <table:table-cell office:value-type="float" office:value="114">
            <text:p>114</text:p>
          </table:table-cell>
          <table:table-cell office:value-type="float" office:value="8.85">
            <text:p>8,85</text:p>
          </table:table-cell>
          <table:table-cell office:value-type="float" office:value="1008.9">
            <text:p>1008,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Passerelle piétonne / Vallois</text:p>
          </table:table-cell>
          <table:table-cell office:value-type="string">
            <text:p>Rue PROFESSEUR Léon VALLOIS</text:p>
          </table:table-cell>
          <table:table-cell office:value-type="string">
            <text:p>Passerelle piétonne</text:p>
          </table:table-cell>
          <table:table-cell office:value-type="string">
            <text:p>Rue PROFESSEUR Léon VALLOIS</text:p>
          </table:table-cell>
          <table:table-cell office:value-type="string">
            <text:p>07-04B-405</text:p>
          </table:table-cell>
          <table:table-cell office:value-type="string">
            <text:p>Poutrelles enrobées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/>
          <table:table-cell office:value-type="float" office:value="25.52">
            <text:p>25,52</text:p>
          </table:table-cell>
          <table:table-cell office:value-type="float" office:value="28">
            <text:p>28</text:p>
          </table:table-cell>
          <table:table-cell office:value-type="float" office:value="10.15">
            <text:p>10,15</text:p>
          </table:table-cell>
          <table:table-cell office:value-type="float" office:value="284.2">
            <text:p>284,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Vallois / Verdanson</text:p>
          </table:table-cell>
          <table:table-cell table:number-columns-repeated="2" office:value-type="string">
            <text:p>Rue PROFESSEUR Léon VALLOIS</text:p>
          </table:table-cell>
          <table:table-cell office:value-type="string">
            <text:p>Le Verdanson</text:p>
          </table:table-cell>
          <table:table-cell office:value-type="string">
            <text:p>07-02B-208</text:p>
          </table:table-cell>
          <table:table-cell office:value-type="string">
            <text:p>Dalle nervurée PSIDN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 office:value-type="string">
            <text:p>L2</text:p>
          </table:table-cell>
          <table:table-cell office:value-type="float" office:value="15">
            <text:p>15</text:p>
          </table:table-cell>
          <table:table-cell office:value-type="float" office:value="16.35">
            <text:p>16,35</text:p>
          </table:table-cell>
          <table:table-cell office:value-type="float" office:value="16.9">
            <text:p>16,9</text:p>
          </table:table-cell>
          <table:table-cell office:value-type="float" office:value="276.32">
            <text:p>276,3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Beins / Jeu de Ballon et parking officiel</text:p>
          </table:table-cell>
          <table:table-cell table:number-columns-repeated="2" office:value-type="string">
            <text:p>Allée Jean de BEINS</text:p>
          </table:table-cell>
          <table:table-cell office:value-type="string">
            <text:p>Rue du JEU DE BALLON</text:p>
          </table:table-cell>
          <table:table-cell office:value-type="string">
            <text:p>07-03D-108B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80.35">
            <text:p>80,35</text:p>
          </table:table-cell>
          <table:table-cell office:value-type="float" office:value="86.66">
            <text:p>86,66</text:p>
          </table:table-cell>
          <table:table-cell office:value-type="float" office:value="6.5">
            <text:p>6,5</text:p>
          </table:table-cell>
          <table:table-cell office:value-type="float" office:value="563.29">
            <text:p>563,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e du Jeau de Ballon / Hôtel Ibis</text:p>
          </table:table-cell>
          <table:table-cell table:number-columns-repeated="2" office:value-type="string">
            <text:p>Rue du JEU DE BALLON</text:p>
          </table:table-cell>
          <table:table-cell office:value-type="string">
            <text:p>Soffitel</text:p>
          </table:table-cell>
          <table:table-cell office:value-type="string">
            <text:p>07-03D-109</text:p>
          </table:table-cell>
          <table:table-cell office:value-type="string">
            <text:p>Dalle pleine PSIDP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07.36">
            <text:p>107,36</text:p>
          </table:table-cell>
          <table:table-cell office:value-type="float" office:value="117.56">
            <text:p>117,56</text:p>
          </table:table-cell>
          <table:table-cell office:value-type="float" office:value="8.05">
            <text:p>8,05</text:p>
          </table:table-cell>
          <table:table-cell office:value-type="float" office:value="946.36">
            <text:p>946,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ue du Jeu de Ballon / SNCF</text:p>
          </table:table-cell>
          <table:table-cell table:number-columns-repeated="2" office:value-type="string">
            <text:p>Rue du JEU DE BALLON</text:p>
          </table:table-cell>
          <table:table-cell office:value-type="string">
            <text:p>Voies SNCF</text:p>
          </table:table-cell>
          <table:table-cell office:value-type="string">
            <text:p>07-03D-410</text:p>
          </table:table-cell>
          <table:table-cell office:value-type="string">
            <text:p>Poutrelles enrobées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/>
          <table:table-cell office:value-type="float" office:value="12.4">
            <text:p>12,4</text:p>
          </table:table-cell>
          <table:table-cell office:value-type="float" office:value="14">
            <text:p>14</text:p>
          </table:table-cell>
          <table:table-cell office:value-type="float" office:value="10.6">
            <text:p>10,6</text:p>
          </table:table-cell>
          <table:table-cell office:value-type="float" office:value="148.4">
            <text:p>148,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Truc / Verdanson</text:p>
          </table:table-cell>
          <table:table-cell office:value-type="string">
            <text:p>Allée Hermantaire TRUC</text:p>
          </table:table-cell>
          <table:table-cell office:value-type="string">
            <text:p>Allée Hermantaire TRUC</text:p>
          </table:table-cell>
          <table:table-cell office:value-type="string">
            <text:p>Le Verdanson</text:p>
          </table:table-cell>
          <table:table-cell office:value-type="string">
            <text:p>07-04B-304</text:p>
          </table:table-cell>
          <table:table-cell office:value-type="string">
            <text:p>Pont à tabliers</text:p>
          </table:table-cell>
          <table:table-cell office:value-type="string">
            <text:p>IDP</text:p>
          </table:table-cell>
          <table:table-cell office:value-type="string">
            <text:p>NC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/>
          <table:table-cell office:value-type="float" office:value="15.3">
            <text:p>15,3</text:p>
          </table:table-cell>
          <table:table-cell office:value-type="float" office:value="17.3">
            <text:p>17,3</text:p>
          </table:table-cell>
          <table:table-cell office:value-type="float" office:value="2.07">
            <text:p>2,07</text:p>
          </table:table-cell>
          <table:table-cell office:value-type="float" office:value="35.81">
            <text:p>35,8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Pont de la Concorde / Le Lez</text:p>
          </table:table-cell>
          <table:table-cell table:number-columns-repeated="2" office:value-type="string">
            <text:p>Avenue de la JUSTICE DE CASTELNAU</text:p>
          </table:table-cell>
          <table:table-cell office:value-type="string">
            <text:p>Le Lez</text:p>
          </table:table-cell>
          <table:table-cell/>
          <table:table-cell office:value-type="string">
            <text:p>Poutres précontraintes PRAD</text:p>
          </table:table-cell>
          <table:table-cell office:value-type="string">
            <text:p>IQOA</text:p>
          </table:table-cell>
          <table:table-cell office:value-type="string">
            <text:p>NC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 office:value-type="string">
            <text:p>L2</text:p>
          </table:table-cell>
          <table:table-cell office:value-type="float" office:value="31">
            <text:p>31</text:p>
          </table:table-cell>
          <table:table-cell office:value-type="float" office:value="33.82">
            <text:p>33,82</text:p>
          </table:table-cell>
          <table:table-cell office:value-type="float" office:value="7.5">
            <text:p>7,5</text:p>
          </table:table-cell>
          <table:table-cell office:value-type="float" office:value="253.65">
            <text:p>253,6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ont de Lattes / SNCF</text:p>
          </table:table-cell>
          <table:table-cell table:number-columns-repeated="2" office:value-type="string">
            <text:p>Rue du PONT DE LATTES</text:p>
          </table:table-cell>
          <table:table-cell office:value-type="string">
            <text:p>Voies SNCF</text:p>
          </table:table-cell>
          <table:table-cell office:value-type="string">
            <text:p>07-02C-417</text:p>
          </table:table-cell>
          <table:table-cell/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 office:value-type="string">
            <text:p>L1 + L2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ont de Sète / SNCF</text:p>
          </table:table-cell>
          <table:table-cell table:number-columns-repeated="2" office:value-type="string">
            <text:p>Rue du GRAND SAINT JEAN</text:p>
          </table:table-cell>
          <table:table-cell office:value-type="string">
            <text:p>Voies SNCF</text:p>
          </table:table-cell>
          <table:table-cell table:number-columns-repeated="2"/>
          <table:table-cell office:value-type="string">
            <text:p>IQOA</text:p>
          </table:table-cell>
          <table:table-cell office:value-type="string">
            <text:p>NC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 office:value-type="string">
            <text:p>L2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Viaduc Alphonse Loubat</text:p>
          </table:table-cell>
          <table:table-cell table:number-columns-repeated="2" office:value-type="string">
            <text:p>Viaduc Alphonse LOUBAT</text:p>
          </table:table-cell>
          <table:table-cell office:value-type="string">
            <text:p>Voies SNCF</text:p>
          </table:table-cell>
          <table:table-cell table:number-columns-repeated="2"/>
          <table:table-cell office:value-type="string">
            <text:p>IQOA</text:p>
          </table:table-cell>
          <table:table-cell office:value-type="string">
            <text:p>NC</text:p>
          </table:table-cell>
          <table:table-cell office:value-type="string">
            <text:p>SUBDIVISION 2</text:p>
          </table:table-cell>
          <table:table-cell office:value-type="string">
            <text:p>MC1</text:p>
          </table:table-cell>
          <table:table-cell office:value-type="string">
            <text:p>L2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Luna / Lantissargues</text:p>
          </table:table-cell>
          <table:table-cell table:number-columns-repeated="2" office:value-type="string">
            <text:p>Avenue Pedro de LUNA</text:p>
          </table:table-cell>
          <table:table-cell office:value-type="string">
            <text:p>Le Lantissargues</text:p>
          </table:table-cell>
          <table:table-cell table:number-columns-repeated="2"/>
          <table:table-cell office:value-type="string">
            <text:p>IQOA</text:p>
          </table:table-cell>
          <table:table-cell office:value-type="string">
            <text:p>NC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 office:value-type="string">
            <text:p>L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épinière / Chambéry</text:p>
          </table:table-cell>
          <table:table-cell table:number-columns-repeated="2" office:value-type="string">
            <text:p>Rue de la PEPINIERE</text:p>
          </table:table-cell>
          <table:table-cell office:value-type="string">
            <text:p>Le Chambéry</text:p>
          </table:table-cell>
          <table:table-cell table:number-columns-repeated="2"/>
          <table:table-cell office:value-type="string">
            <text:p>IQOA</text:p>
          </table:table-cell>
          <table:table-cell office:value-type="string">
            <text:p>NC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 office:value-type="string">
            <text:p>L2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gropolis / Le Lavalette</text:p>
          </table:table-cell>
          <table:table-cell table:number-columns-repeated="2" office:value-type="string">
            <text:p>Avenue AGROPOLIS</text:p>
          </table:table-cell>
          <table:table-cell office:value-type="string">
            <text:p>Le Lavalette</text:p>
          </table:table-cell>
          <table:table-cell office:value-type="string">
            <text:p>01-01B-310</text:p>
          </table:table-cell>
          <table:table-cell office:value-type="string">
            <text:p>Voute en arc surbaissé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4.1">
            <text:p>4,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opolis / La Lironde</text:p>
          </table:table-cell>
          <table:table-cell table:number-columns-repeated="2" office:value-type="string">
            <text:p>Avenue AGROPOLIS</text:p>
          </table:table-cell>
          <table:table-cell office:value-type="string">
            <text:p>La Lironde</text:p>
          </table:table-cell>
          <table:table-cell office:value-type="string">
            <text:p>01-01D-309</text:p>
          </table:table-cell>
          <table:table-cell office:value-type="string">
            <text:p>Voute en arc surbaissé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35.2">
            <text:p>35,2</text:p>
          </table:table-cell>
          <table:table-cell office:value-type="float" office:value="60">
            <text:p>60</text:p>
          </table:table-cell>
          <table:table-cell office:value-type="float" office:value="6.57">
            <text:p>6,57</text:p>
          </table:table-cell>
          <table:table-cell office:value-type="float" office:value="394.2">
            <text:p>394,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andel / La Lironde</text:p>
          </table:table-cell>
          <table:table-cell table:number-columns-repeated="2" office:value-type="string">
            <text:p>Rue Jean GRANDEL</text:p>
          </table:table-cell>
          <table:table-cell office:value-type="string">
            <text:p>La Lironde</text:p>
          </table:table-cell>
          <table:table-cell office:value-type="string">
            <text:p>01-02B-311</text:p>
          </table:table-cell>
          <table:table-cell office:value-type="string">
            <text:p>Poutres béton armé PBA</text:p>
          </table:table-cell>
          <table:table-cell office:value-type="string">
            <text:p>IDP</text:p>
          </table:table-cell>
          <table:table-cell office:value-type="string">
            <text:p>S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12">
            <text:p>12</text:p>
          </table:table-cell>
          <table:table-cell office:value-type="float" office:value="20.6">
            <text:p>20,6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pothicaires / Ganges</text:p>
          </table:table-cell>
          <table:table-cell table:number-columns-repeated="2" office:value-type="string">
            <text:p>Avenue des APOTHICAIRES</text:p>
          </table:table-cell>
          <table:table-cell office:value-type="string">
            <text:p>Route de GANGES</text:p>
          </table:table-cell>
          <table:table-cell office:value-type="string">
            <text:p>01-02C-117</text:p>
          </table:table-cell>
          <table:table-cell office:value-type="string">
            <text:p>Portique ouvert double POD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25.03">
            <text:p>25,03</text:p>
          </table:table-cell>
          <table:table-cell office:value-type="float" office:value="26.18">
            <text:p>26,18</text:p>
          </table:table-cell>
          <table:table-cell office:value-type="float" office:value="12.5">
            <text:p>12,5</text:p>
          </table:table-cell>
          <table:table-cell office:value-type="float" office:value="327.25">
            <text:p>327,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nt Lapeyronie</text:p>
          </table:table-cell>
          <table:table-cell table:number-columns-repeated="2" office:value-type="string">
            <text:p>Rue du Professeur Joseph ANGLADA</text:p>
          </table:table-cell>
          <table:table-cell office:value-type="string">
            <text:p>Route de GANGES + Avenue du Doyen Gaston GIRAUD</text:p>
          </table:table-cell>
          <table:table-cell office:value-type="string">
            <text:p>01-02C-212</text:p>
          </table:table-cell>
          <table:table-cell office:value-type="string">
            <text:p>Portique ouvert double POD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18.6">
            <text:p>18,6</text:p>
          </table:table-cell>
          <table:table-cell office:value-type="float" office:value="30">
            <text:p>30</text:p>
          </table:table-cell>
          <table:table-cell office:value-type="float" office:value="9.2">
            <text:p>9,2</text:p>
          </table:table-cell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omitienne / Le Verdanson</text:p>
          </table:table-cell>
          <table:table-cell table:number-columns-repeated="2" office:value-type="string">
            <text:p>Voie DOMITIENNE</text:p>
          </table:table-cell>
          <table:table-cell office:value-type="string">
            <text:p>Le Verdanson</text:p>
          </table:table-cell>
          <table:table-cell office:value-type="string">
            <text:p>01-04C-324</text:p>
          </table:table-cell>
          <table:table-cell office:value-type="string">
            <text:p>Buse métallique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H-F</text:p>
          </table:table-cell>
          <table:table-cell/>
          <table:table-cell office:value-type="float" office:value="6.4">
            <text:p>6,4</text:p>
          </table:table-cell>
          <table:table-cell office:value-type="float" office:value="11">
            <text:p>11</text:p>
          </table:table-cell>
          <table:table-cell office:value-type="float" office:value="28.4">
            <text:p>28,4</text:p>
          </table:table-cell>
          <table:table-cell office:value-type="float" office:value="312.4">
            <text:p>312,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nt Vincent Badie</text:p>
          </table:table-cell>
          <table:table-cell table:number-columns-repeated="2" office:value-type="string">
            <text:p>Rue de BOLOGNE</text:p>
          </table:table-cell>
          <table:table-cell office:value-type="string">
            <text:p>Avenue de l'EUROPE</text:p>
          </table:table-cell>
          <table:table-cell office:value-type="string">
            <text:p>02-03D-118</text:p>
          </table:table-cell>
          <table:table-cell office:value-type="string">
            <text:p>Poutres précontarintes PRAD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Mosson</text:p>
          </table:table-cell>
          <table:table-cell office:value-type="string">
            <text:p>L1</text:p>
          </table:table-cell>
          <table:table-cell office:value-type="float" office:value="43.95">
            <text:p>43,95</text:p>
          </table:table-cell>
          <table:table-cell office:value-type="float" office:value="51.5">
            <text:p>51,5</text:p>
          </table:table-cell>
          <table:table-cell office:value-type="float" office:value="8.95">
            <text:p>8,95</text:p>
          </table:table-cell>
          <table:table-cell office:value-type="float" office:value="460.92">
            <text:p>460,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avérune / Recambale</text:p>
          </table:table-cell>
          <table:table-cell table:number-columns-repeated="2" office:value-type="string">
            <text:p>Route de LAVERUNE</text:p>
          </table:table-cell>
          <table:table-cell office:value-type="string">
            <text:p>Avenue de la RECAMBALE</text:p>
          </table:table-cell>
          <table:table-cell office:value-type="string">
            <text:p>03-02C-211</text:p>
          </table:table-cell>
          <table:table-cell office:value-type="string">
            <text:p>Portique ouvert double POD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 office:value-type="string">
            <text:p>L2</text:p>
          </table:table-cell>
          <table:table-cell office:value-type="float" office:value="21.05">
            <text:p>21,05</text:p>
          </table:table-cell>
          <table:table-cell office:value-type="float" office:value="25">
            <text:p>25</text:p>
          </table:table-cell>
          <table:table-cell office:value-type="float" office:value="11.76">
            <text:p>11,76</text:p>
          </table:table-cell>
          <table:table-cell office:value-type="float" office:value="294">
            <text:p>2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aillade / Liberté</text:p>
          </table:table-cell>
          <table:table-cell table:number-columns-repeated="2" office:value-type="string">
            <text:p>Rue de la TAILLADE</text:p>
          </table:table-cell>
          <table:table-cell office:value-type="string">
            <text:p>Avenue de la LIBERTE</text:p>
          </table:table-cell>
          <table:table-cell office:value-type="string">
            <text:p>03-03B-201</text:p>
          </table:table-cell>
          <table:table-cell office:value-type="string">
            <text:p>Poutres précontarintes PRAD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évennes</text:p>
          </table:table-cell>
          <table:table-cell/>
          <table:table-cell office:value-type="float" office:value="16">
            <text:p>16</text:p>
          </table:table-cell>
          <table:table-cell office:value-type="float" office:value="16.96">
            <text:p>16,96</text:p>
          </table:table-cell>
          <table:table-cell office:value-type="float" office:value="9.4">
            <text:p>9,4</text:p>
          </table:table-cell>
          <table:table-cell office:value-type="float" office:value="159.42">
            <text:p>159,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arrats / Liberté</text:p>
          </table:table-cell>
          <table:table-cell table:number-columns-repeated="2" office:value-type="string">
            <text:p>Avenue des GARRATS</text:p>
          </table:table-cell>
          <table:table-cell office:value-type="string">
            <text:p>Avenue de la LIBERTE</text:p>
          </table:table-cell>
          <table:table-cell office:value-type="string">
            <text:p>03-03D-114</text:p>
          </table:table-cell>
          <table:table-cell office:value-type="string">
            <text:p>Dalle pleine PSIDP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évennes</text:p>
          </table:table-cell>
          <table:table-cell/>
          <table:table-cell office:value-type="float" office:value="48.6">
            <text:p>48,6</text:p>
          </table:table-cell>
          <table:table-cell office:value-type="float" office:value="51">
            <text:p>51</text:p>
          </table:table-cell>
          <table:table-cell office:value-type="float" office:value="16.7">
            <text:p>16,7</text:p>
          </table:table-cell>
          <table:table-cell office:value-type="float" office:value="851.7">
            <text:p>851,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berté / Maurin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Avenue de MAURIN</text:p>
          </table:table-cell>
          <table:table-cell office:value-type="string">
            <text:p>04-03C-110</text:p>
          </table:table-cell>
          <table:table-cell office:value-type="string">
            <text:p>Poutres précontraintes VIP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35.9">
            <text:p>35,9</text:p>
          </table:table-cell>
          <table:table-cell office:value-type="float" office:value="37.65">
            <text:p>37,65</text:p>
          </table:table-cell>
          <table:table-cell office:value-type="float" office:value="10.75">
            <text:p>10,75</text:p>
          </table:table-cell>
          <table:table-cell office:value-type="float" office:value="404.74">
            <text:p>404,7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berté / Angoulème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Avenue de VILLENEUVE-ANGOULEME</text:p>
          </table:table-cell>
          <table:table-cell office:value-type="string">
            <text:p>04-03C-205</text:p>
          </table:table-cell>
          <table:table-cell office:value-type="string">
            <text:p>Dalle pleine PSIDP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25">
            <text:p>25</text:p>
          </table:table-cell>
          <table:table-cell office:value-type="float" office:value="26.57">
            <text:p>26,57</text:p>
          </table:table-cell>
          <table:table-cell office:value-type="float" office:value="12.05">
            <text:p>12,05</text:p>
          </table:table-cell>
          <table:table-cell office:value-type="float" office:value="320.17">
            <text:p>320,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ont Jean Rodolphe Perronet</text:p>
          </table:table-cell>
          <table:table-cell table:number-columns-repeated="2" office:value-type="string">
            <text:p>Avenue Albert DUBOUT</text:p>
          </table:table-cell>
          <table:table-cell office:value-type="string">
            <text:p>Voies SNCF</text:p>
          </table:table-cell>
          <table:table-cell office:value-type="string">
            <text:p>04-03C-421</text:p>
          </table:table-cell>
          <table:table-cell office:value-type="string">
            <text:p>Poutres précontraintes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24.8">
            <text:p>24,8</text:p>
          </table:table-cell>
          <table:table-cell office:value-type="float" office:value="38.05">
            <text:p>38,05</text:p>
          </table:table-cell>
          <table:table-cell office:value-type="float" office:value="17.4">
            <text:p>17,4</text:p>
          </table:table-cell>
          <table:table-cell office:value-type="float" office:value="662.07">
            <text:p>662,0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berté / 8 Mai 1945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Place du HUIT MAI 1945</text:p>
          </table:table-cell>
          <table:table-cell office:value-type="string">
            <text:p>04-03D-113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76">
            <text:p>76</text:p>
          </table:table-cell>
          <table:table-cell office:value-type="float" office:value="80.8">
            <text:p>80,8</text:p>
          </table:table-cell>
          <table:table-cell office:value-type="float" office:value="8">
            <text:p>8</text:p>
          </table:table-cell>
          <table:table-cell office:value-type="float" office:value="646.4">
            <text:p>646,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ont Bertrand Garipuy</text:p>
          </table:table-cell>
          <table:table-cell table:number-columns-repeated="2" office:value-type="string">
            <text:p>Avenue Albert DUBOUT</text:p>
          </table:table-cell>
          <table:table-cell office:value-type="string">
            <text:p>Avenue de MAURIN</text:p>
          </table:table-cell>
          <table:table-cell office:value-type="string">
            <text:p>04-04B-110B</text:p>
          </table:table-cell>
          <table:table-cell office:value-type="string">
            <text:p>Poutres précontraintes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26.2">
            <text:p>26,2</text:p>
          </table:table-cell>
          <table:table-cell office:value-type="float" office:value="44.65">
            <text:p>44,65</text:p>
          </table:table-cell>
          <table:table-cell office:value-type="float" office:value="13.9">
            <text:p>13,9</text:p>
          </table:table-cell>
          <table:table-cell office:value-type="float" office:value="620.64">
            <text:p>620,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ntels Saint Pierre / SNCF</text:p>
          </table:table-cell>
          <table:table-cell table:number-columns-repeated="2" office:value-type="string">
            <text:p>Rue MONTELS SAINT PIERRE</text:p>
          </table:table-cell>
          <table:table-cell office:value-type="string">
            <text:p>Voies SNCF</text:p>
          </table:table-cell>
          <table:table-cell office:value-type="string">
            <text:p>05-01C-424</text:p>
          </table:table-cell>
          <table:table-cell office:value-type="string">
            <text:p>Voute en arc surbaissé</text:p>
          </table:table-cell>
          <table:table-cell office:value-type="string">
            <text:p>IDP</text:p>
          </table:table-cell>
          <table:table-cell office:value-type="string">
            <text:p>S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18.5">
            <text:p>18,5</text:p>
          </table:table-cell>
          <table:table-cell office:value-type="float" office:value="27.2">
            <text:p>27,2</text:p>
          </table:table-cell>
          <table:table-cell office:value-type="float" office:value="4">
            <text:p>4</text:p>
          </table:table-cell>
          <table:table-cell office:value-type="float" office:value="108.8">
            <text:p>108,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ubout / Pont Trinquat</text:p>
          </table:table-cell>
          <table:table-cell table:number-columns-repeated="2" office:value-type="string">
            <text:p>Avenue Albert DUBOUT</text:p>
          </table:table-cell>
          <table:table-cell office:value-type="string">
            <text:p>Avenue du PONT TRINQUAT</text:p>
          </table:table-cell>
          <table:table-cell office:value-type="string">
            <text:p>05-02B-207</text:p>
          </table:table-cell>
          <table:table-cell office:value-type="string">
            <text:p>Dalle pleine PSIDA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CA</text:p>
          </table:table-cell>
          <table:table-cell/>
          <table:table-cell office:value-type="float" office:value="12.4">
            <text:p>12,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dustrie / Lantissargues</text:p>
          </table:table-cell>
          <table:table-cell office:value-type="string">
            <text:p>Rue de l'INDUSTRIE</text:p>
          </table:table-cell>
          <table:table-cell office:value-type="string">
            <text:p>Rue de l'INDUSTRIE</text:p>
          </table:table-cell>
          <table:table-cell office:value-type="string">
            <text:p>Le Lantissargues</text:p>
          </table:table-cell>
          <table:table-cell office:value-type="string">
            <text:p>05-02B-321</text:p>
          </table:table-cell>
          <table:table-cell office:value-type="string">
            <text:p>Dalle pleine PSIDA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1</text:p>
          </table:table-cell>
          <table:table-cell office:value-type="string">
            <text:p>PA</text:p>
          </table:table-cell>
          <table:table-cell/>
          <table:table-cell office:value-type="float" office:value="3">
            <text:p>3</text:p>
          </table:table-cell>
          <table:table-cell office:value-type="float" office:value="9.45">
            <text:p>9,45</text:p>
          </table:table-cell>
          <table:table-cell office:value-type="float" office:value="12.36">
            <text:p>12,36</text:p>
          </table:table-cell>
          <table:table-cell office:value-type="float" office:value="116.8">
            <text:p>116,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ubout / Palavas</text:p>
          </table:table-cell>
          <table:table-cell table:number-columns-repeated="2" office:value-type="string">
            <text:p>Avenue Albert DUBOUT</text:p>
          </table:table-cell>
          <table:table-cell office:value-type="string">
            <text:p>Avenue de PALAVAS</text:p>
          </table:table-cell>
          <table:table-cell office:value-type="string">
            <text:p>05-03C-206</text:p>
          </table:table-cell>
          <table:table-cell office:value-type="string">
            <text:p>Poutres précontarintes PRAD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PA</text:p>
          </table:table-cell>
          <table:table-cell/>
          <table:table-cell office:value-type="float" office:value="20.3">
            <text:p>20,3</text:p>
          </table:table-cell>
          <table:table-cell office:value-type="float" office:value="20.94">
            <text:p>20,94</text:p>
          </table:table-cell>
          <table:table-cell office:value-type="float" office:value="8.8">
            <text:p>8,8</text:p>
          </table:table-cell>
          <table:table-cell office:value-type="float" office:value="184.27">
            <text:p>184,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Vauguières / La Lironde</text:p>
          </table:table-cell>
          <table:table-cell table:number-columns-repeated="2" office:value-type="string">
            <text:p>Route de VAUGUIERES</text:p>
          </table:table-cell>
          <table:table-cell office:value-type="string">
            <text:p>La Lironde</text:p>
          </table:table-cell>
          <table:table-cell office:value-type="string">
            <text:p>06-02B-318</text:p>
          </table:table-cell>
          <table:table-cell office:value-type="string">
            <text:p>Cadre fermé PICF</text:p>
          </table:table-cell>
          <table:table-cell office:value-type="string">
            <text:p>IQOA</text:p>
          </table:table-cell>
          <table:table-cell office:value-type="string">
            <text:p>2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.5">
            <text:p>9,5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erre Mendès France / Einstein</text:p>
          </table:table-cell>
          <table:table-cell table:number-columns-repeated="2" office:value-type="string">
            <text:p>Avenue Président Pierre MENDES FRANCE</text:p>
          </table:table-cell>
          <table:table-cell office:value-type="string">
            <text:p>Avenue Albert EINSTEIN</text:p>
          </table:table-cell>
          <table:table-cell office:value-type="string">
            <text:p>06-02C-104</text:p>
          </table:table-cell>
          <table:table-cell office:value-type="string">
            <text:p>Dalle pleine PSIDA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41.66">
            <text:p>41,66</text:p>
          </table:table-cell>
          <table:table-cell office:value-type="float" office:value="45.06">
            <text:p>45,0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erre Mendès France / Galois</text:p>
          </table:table-cell>
          <table:table-cell table:number-columns-repeated="2" office:value-type="string">
            <text:p>Avenue Président Pierre MENDES FRANCE</text:p>
          </table:table-cell>
          <table:table-cell office:value-type="string">
            <text:p>Rond-point Evariste GALOIS</text:p>
          </table:table-cell>
          <table:table-cell office:value-type="string">
            <text:p>06-02C-214</text:p>
          </table:table-cell>
          <table:table-cell office:value-type="string">
            <text:p>Portique ouvert PIPO</text:p>
          </table:table-cell>
          <table:table-cell office:value-type="string">
            <text:p>IDP</text:p>
          </table:table-cell>
          <table:table-cell office:value-type="string">
            <text:p>S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10">
            <text:p>10</text:p>
          </table:table-cell>
          <table:table-cell office:value-type="float" office:value="28.9">
            <text:p>28,9</text:p>
          </table:table-cell>
          <table:table-cell office:value-type="float" office:value="32.15">
            <text:p>32,15</text:p>
          </table:table-cell>
          <table:table-cell office:value-type="float" office:value="929.14">
            <text:p>929,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erre Mendès France / Galois</text:p>
          </table:table-cell>
          <table:table-cell table:number-columns-repeated="2" office:value-type="string">
            <text:p>Avenue Président Pierre MENDES FRANCE</text:p>
          </table:table-cell>
          <table:table-cell office:value-type="string">
            <text:p>Rond-point Evariste GALOIS</text:p>
          </table:table-cell>
          <table:table-cell office:value-type="string">
            <text:p>06-02C-213</text:p>
          </table:table-cell>
          <table:table-cell office:value-type="string">
            <text:p>Cadre fermé PICF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8.55">
            <text:p>8,55</text:p>
          </table:table-cell>
          <table:table-cell office:value-type="float" office:value="27.9">
            <text:p>27,9</text:p>
          </table:table-cell>
          <table:table-cell office:value-type="float" office:value="42.5">
            <text:p>42,5</text:p>
          </table:table-cell>
          <table:table-cell office:value-type="float" office:value="1185.75">
            <text:p>1185,7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asserelle Barons de Caravettes</text:p>
          </table:table-cell>
          <table:table-cell office:value-type="string">
            <text:p>Passerelle Barons de Caravettes</text:p>
          </table:table-cell>
          <table:table-cell office:value-type="string">
            <text:p>Passerelle Barons de Caravettes</text:p>
          </table:table-cell>
          <table:table-cell office:value-type="string">
            <text:p>Le Lez</text:p>
          </table:table-cell>
          <table:table-cell office:value-type="string">
            <text:p>06-02D-120</text:p>
          </table:table-cell>
          <table:table-cell office:value-type="string">
            <text:p>Dalle nervurée PSIDN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86.39">
            <text:p>86,39</text:p>
          </table:table-cell>
          <table:table-cell office:value-type="float" office:value="87">
            <text:p>87</text:p>
          </table:table-cell>
          <table:table-cell office:value-type="float" office:value="6.16">
            <text:p>6,16</text:p>
          </table:table-cell>
          <table:table-cell office:value-type="float" office:value="535.92">
            <text:p>535,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Einstein - Nobel / La Lironde</text:p>
          </table:table-cell>
          <table:table-cell office:value-type="string">
            <text:p>Carrefour Av. Albert Einstein - R. Alfred Nobel</text:p>
          </table:table-cell>
          <table:table-cell office:value-type="string">
            <text:p>Carrefour Av. Albert Einstein - R. Alfred Nobel</text:p>
          </table:table-cell>
          <table:table-cell office:value-type="string">
            <text:p>La Lironde</text:p>
          </table:table-cell>
          <table:table-cell office:value-type="string">
            <text:p>06-02D-317</text:p>
          </table:table-cell>
          <table:table-cell office:value-type="string">
            <text:p>Cadre fermé PICF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 office:value-type="float" office:value="50.5">
            <text:p>50,5</text:p>
          </table:table-cell>
          <table:table-cell office:value-type="float" office:value="297.95">
            <text:p>297,9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erre Mendès France / Pompignane</text:p>
          </table:table-cell>
          <table:table-cell table:number-columns-repeated="2" office:value-type="string">
            <text:p>Avenue Président Pierre MENDES FRANCE</text:p>
          </table:table-cell>
          <table:table-cell office:value-type="string">
            <text:p>Avenue de la POMPIGNANE</text:p>
          </table:table-cell>
          <table:table-cell office:value-type="string">
            <text:p>06-03C-102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41.2">
            <text:p>41,2</text:p>
          </table:table-cell>
          <table:table-cell office:value-type="float" office:value="43.6">
            <text:p>43,6</text:p>
          </table:table-cell>
          <table:table-cell office:value-type="float" office:value="14.75">
            <text:p>14,75</text:p>
          </table:table-cell>
          <table:table-cell office:value-type="float" office:value="643.1">
            <text:p>643,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ont Raymond CHAULIAC</text:p>
          </table:table-cell>
          <table:table-cell table:number-columns-repeated="2" office:value-type="string">
            <text:p>Avenue Président Pierre MENDES FRANCE</text:p>
          </table:table-cell>
          <table:table-cell office:value-type="string">
            <text:p>Le Lez</text:p>
          </table:table-cell>
          <table:table-cell office:value-type="string">
            <text:p>06-03D-101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79.8">
            <text:p>79,8</text:p>
          </table:table-cell>
          <table:table-cell office:value-type="float" office:value="80.8">
            <text:p>80,8</text:p>
          </table:table-cell>
          <table:table-cell office:value-type="float" office:value="14.75">
            <text:p>14,75</text:p>
          </table:table-cell>
          <table:table-cell office:value-type="float" office:value="1191.8">
            <text:p>1191,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Vinci / Pierre Mendès France</text:p>
          </table:table-cell>
          <table:table-cell table:number-columns-repeated="2" office:value-type="string">
            <text:p>Rue Léonard DE VINCI</text:p>
          </table:table-cell>
          <table:table-cell office:value-type="string">
            <text:p>Avenue Président Pierre MENDES FRANCE</text:p>
          </table:table-cell>
          <table:table-cell office:value-type="string">
            <text:p>06-03D-103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56.8">
            <text:p>56,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ont Jean Zuccarelli</text:p>
          </table:table-cell>
          <table:table-cell table:number-columns-repeated="2" office:value-type="string">
            <text:p>Avenue Marie de MONTPELLIER</text:p>
          </table:table-cell>
          <table:table-cell office:value-type="string">
            <text:p>Le Lez</text:p>
          </table:table-cell>
          <table:table-cell office:value-type="string">
            <text:p>06-03D-119</text:p>
          </table:table-cell>
          <table:table-cell office:value-type="string">
            <text:p>Dalle pleine PSIDP</text:p>
          </table:table-cell>
          <table:table-cell office:value-type="string">
            <text:p>IDP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 office:value-type="string">
            <text:p>L1</text:p>
          </table:table-cell>
          <table:table-cell office:value-type="float" office:value="72.26">
            <text:p>72,26</text:p>
          </table:table-cell>
          <table:table-cell office:value-type="float" office:value="79.9">
            <text:p>79,9</text:p>
          </table:table-cell>
          <table:table-cell office:value-type="float" office:value="29">
            <text:p>29</text:p>
          </table:table-cell>
          <table:table-cell office:value-type="float" office:value="2317.1">
            <text:p>2317,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sserelle du Moulin de l'Evêque</text:p>
          </table:table-cell>
          <table:table-cell table:number-columns-repeated="2" office:value-type="string">
            <text:p>Passerelle du MOULIN DE L'EVEQUE</text:p>
          </table:table-cell>
          <table:table-cell office:value-type="string">
            <text:p>Le Lez</text:p>
          </table:table-cell>
          <table:table-cell office:value-type="string">
            <text:p>06-04D-121</text:p>
          </table:table-cell>
          <table:table-cell office:value-type="string">
            <text:p>Ossature métallique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1</text:p>
          </table:table-cell>
          <table:table-cell office:value-type="string">
            <text:p>PM</text:p>
          </table:table-cell>
          <table:table-cell/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.7">
            <text:p>2,7</text:p>
          </table:table-cell>
          <table:table-cell office:value-type="float" office:value="210.6">
            <text:p>210,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stelnau / Le Chambéry</text:p>
          </table:table-cell>
          <table:table-cell table:number-columns-repeated="2" office:value-type="string">
            <text:p>Avenue de CASTELNAU</text:p>
          </table:table-cell>
          <table:table-cell office:value-type="string">
            <text:p>Le Chambéry</text:p>
          </table:table-cell>
          <table:table-cell office:value-type="string">
            <text:p>07-01A-312D</text:p>
          </table:table-cell>
          <table:table-cell office:value-type="string">
            <text:p>Voute en arc surbaissé</text:p>
          </table:table-cell>
          <table:table-cell office:value-type="string">
            <text:p>IDP</text:p>
          </table:table-cell>
          <table:table-cell office:value-type="string">
            <text:p>5</text:p>
          </table:table-cell>
          <table:table-cell office:value-type="string">
            <text:p>SUBDIVISION 2</text:p>
          </table:table-cell>
          <table:table-cell office:value-type="string">
            <text:p>MC2</text:p>
          </table:table-cell>
          <table:table-cell/>
          <table:table-cell office:value-type="float" office:value="3.7">
            <text:p>3,7</text:p>
          </table:table-cell>
          <table:table-cell office:value-type="float" office:value="7.2">
            <text:p>7,2</text:p>
          </table:table-cell>
          <table:table-cell office:value-type="float" office:value="8.5">
            <text:p>8,5</text:p>
          </table:table-cell>
          <table:table-cell office:value-type="float" office:value="61.2">
            <text:p>61,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our Buffel / Liberté</text:p>
          </table:table-cell>
          <table:table-cell table:number-columns-repeated="2" office:value-type="string">
            <text:p>Rue de la TOUR BUFFEL</text:p>
          </table:table-cell>
          <table:table-cell office:value-type="string">
            <text:p>Avenue de la LIBERTE</text:p>
          </table:table-cell>
          <table:table-cell office:value-type="string">
            <text:p>07-01C-313</text:p>
          </table:table-cell>
          <table:table-cell office:value-type="string">
            <text:p>Voute en arc surbaissé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/>
          <table:table-cell office:value-type="float" office:value="15.8">
            <text:p>15,8</text:p>
          </table:table-cell>
          <table:table-cell office:value-type="float" office:value="23">
            <text:p>23</text:p>
          </table:table-cell>
          <table:table-cell office:value-type="float" office:value="3.85">
            <text:p>3,85</text:p>
          </table:table-cell>
          <table:table-cell office:value-type="float" office:value="88.55">
            <text:p>88,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lmas / Le Lez</text:p>
          </table:table-cell>
          <table:table-cell table:number-columns-repeated="2" office:value-type="string">
            <text:p>Avenue François DELMAS</text:p>
          </table:table-cell>
          <table:table-cell office:value-type="string">
            <text:p>Le Lez</text:p>
          </table:table-cell>
          <table:table-cell office:value-type="string">
            <text:p>07-01D-111</text:p>
          </table:table-cell>
          <table:table-cell office:value-type="string">
            <text:p>Voute plein cintre</text:p>
          </table:table-cell>
          <table:table-cell office:value-type="string">
            <text:p>IDP</text:p>
          </table:table-cell>
          <table:table-cell office:value-type="string">
            <text:p>3</text:p>
          </table:table-cell>
          <table:table-cell office:value-type="string">
            <text:p>SUBDIVISION 1</text:p>
          </table:table-cell>
          <table:table-cell office:value-type="string">
            <text:p>H-F</text:p>
          </table:table-cell>
          <table:table-cell/>
          <table:table-cell office:value-type="float" office:value="0">
            <text:p>0</text:p>
          </table:table-cell>
          <table:table-cell office:value-type="float" office:value="83.5">
            <text:p>83,5</text:p>
          </table:table-cell>
          <table:table-cell office:value-type="float" office:value="12.6">
            <text:p>12,6</text:p>
          </table:table-cell>
          <table:table-cell office:value-type="float" office:value="1052.1">
            <text:p>1052,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Lunaret / Chambéry</text:p>
          </table:table-cell>
          <table:table-cell table:number-columns-repeated="2" office:value-type="string">
            <text:p>Rue LUNARET</text:p>
          </table:table-cell>
          <table:table-cell office:value-type="string">
            <text:p>Le Chambéry</text:p>
          </table:table-cell>
          <table:table-cell office:value-type="string">
            <text:p>07-02A-312B</text:p>
          </table:table-cell>
          <table:table-cell office:value-type="string">
            <text:p>Dalle pleine PSIDA</text:p>
          </table:table-cell>
          <table:table-cell office:value-type="string">
            <text:p>IDP</text:p>
          </table:table-cell>
          <table:table-cell office:value-type="string">
            <text:p>4</text:p>
          </table:table-cell>
          <table:table-cell office:value-type="string">
            <text:p>SUBDIVISION 1</text:p>
          </table:table-cell>
          <table:table-cell office:value-type="string">
            <text:p>MC2</text:p>
          </table:table-cell>
          <table:table-cell/>
          <table:table-cell office:value-type="float" office:value="2.6">
            <text:p>2,6</text:p>
          </table:table-cell>
          <table:table-cell office:value-type="float" office:value="3">
            <text:p>3</text:p>
          </table:table-cell>
          <table:table-cell office:value-type="float" office:value="7.6">
            <text:p>7,6</text:p>
          </table:table-cell>
          <table:table-cell office:value-type="float" office:value="22.8">
            <text:p>22,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auvages / Ollivier</text:p>
          </table:table-cell>
          <table:table-cell table:number-columns-repeated="2" office:value-type="string">
            <text:p>Quai des SAUVAGES</text:p>
          </table:table-cell>
          <table:table-cell office:value-type="string">
            <text:p>Rue Aristide OLLIVIER</text:p>
          </table:table-cell>
          <table:table-cell office:value-type="string">
            <text:p>07-02A-416</text:p>
          </table:table-cell>
          <table:table-cell office:value-type="string">
            <text:p>Poutrelles enrobées</text:p>
          </table:table-cell>
          <table:table-cell office:value-type="string">
            <text:p>IQOA</text:p>
          </table:table-cell>
          <table:table-cell office:value-type="string">
            <text:p>1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/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Liberté / Anterrieu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Rue ANTERRIEU</text:p>
          </table:table-cell>
          <table:table-cell office:value-type="string">
            <text:p>07-02B-202</text:p>
          </table:table-cell>
          <table:table-cell office:value-type="string">
            <text:p>Poutres béton armé PBA</text:p>
          </table:table-cell>
          <table:table-cell office:value-type="string">
            <text:p>IQOA</text:p>
          </table:table-cell>
          <table:table-cell office:value-type="string">
            <text:p>3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/>
          <table:table-cell office:value-type="float" office:value="6">
            <text:p>6</text:p>
          </table:table-cell>
          <table:table-cell office:value-type="float" office:value="8.8">
            <text:p>8,8</text:p>
          </table:table-cell>
          <table:table-cell office:value-type="float" office:value="9.3">
            <text:p>9,3</text:p>
          </table:table-cell>
          <table:table-cell office:value-type="float" office:value="81.84">
            <text:p>81,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iberté / Faubourg Figuerolles</text:p>
          </table:table-cell>
          <table:table-cell table:number-columns-repeated="2" office:value-type="string">
            <text:p>Avenue de la LIBERTE</text:p>
          </table:table-cell>
          <table:table-cell office:value-type="string">
            <text:p>Rue du FAUBOURG FIGUEROLLES</text:p>
          </table:table-cell>
          <table:table-cell office:value-type="string">
            <text:p>07-02B-203</text:p>
          </table:table-cell>
          <table:table-cell office:value-type="string">
            <text:p>Poutres béton armé PBA</text:p>
          </table:table-cell>
          <table:table-cell office:value-type="string">
            <text:p>IDP</text:p>
          </table:table-cell>
          <table:table-cell office:value-type="string">
            <text:p>S</text:p>
          </table:table-cell>
          <table:table-cell office:value-type="string">
            <text:p>SUBDIVISION 2</text:p>
          </table:table-cell>
          <table:table-cell office:value-type="string">
            <text:p>MC3</text:p>
          </table:table-cell>
          <table:table-cell/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0.4">
            <text:p>10,4</text:p>
          </table:table-cell>
          <table:table-cell office:value-type="float" office:value="147.03">
            <text:p>147,03</text:p>
          </table:table-cell>
          <table:table-cell office:value-type="float" office:value="51">
            <text:p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/03/2014</text:date>, <text:time>14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7" meta:object-count="0"/>
    <meta:generator>OpenOffice/4.0.1$Win32 OpenOffice.org_project/401m5$Build-9714</meta:generator>
  </office:meta>
</office:document-meta>
</file>